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ext_20_body">
      <style:paragraph-properties fo:margin-top="0in" fo:margin-bottom="0in"/>
    </style:style>
    <style:style style:name="P11" style:family="paragraph" style:parent-style-name="Text_20_body">
      <style:paragraph-properties fo:margin-left="0.7874in" fo:margin-right="0in" fo:margin-top="0in" fo:margin-bottom="0in" fo:text-indent="0in" style:auto-text-indent="false"/>
    </style:style>
    <style:style style:name="P12" style:family="paragraph" style:parent-style-name="Text_20_body">
      <style:paragraph-properties fo:margin-left="2.3626in" fo:margin-right="0in" fo:margin-top="0in" fo:margin-bottom="0in" fo:text-indent="0in" style:auto-text-indent="false"/>
    </style:style>
    <style:style style:name="P13" style:family="paragraph" style:parent-style-name="Text_20_body">
      <style:paragraph-properties fo:margin-left="1.5752in" fo:margin-right="0in" fo:margin-top="0in" fo:margin-bottom="0in" fo:text-indent="0in" style:auto-text-indent="false"/>
    </style:style>
    <style:style style:name="P14" style:family="paragraph" style:parent-style-name="Text_20_body">
      <style:paragraph-properties fo:margin-left="3.1492in" fo:margin-right="0in" fo:margin-top="0in" fo:margin-bottom="0in" fo:text-indent="0in" style:auto-text-indent="false"/>
    </style:style>
    <style:style style:name="P15" style:family="paragraph" style:parent-style-name="Text_20_body">
      <style:text-properties fo:color="#000000" style:font-name="LucidaGrande" fo:font-size="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paragraph-properties fo:margin-top="0in" fo:margin-bottom="0in"/>
    </style:style>
    <style:style style:name="P23" style:family="paragraph" style:parent-style-name="Text_20_body">
      <style:paragraph-properties fo:margin-top="0in" fo:margin-bottom="0in"/>
      <style:text-properties fo:color="#800000" fo:font-weight="bold" style:font-weight-asian="bold" style:font-weight-complex="bold"/>
    </style:style>
    <style:style style:name="P24" style:family="paragraph" style:parent-style-name="Heading_20_1" style:master-page-name="First_20_Page">
      <style:paragraph-properties style:page-number="auto"/>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fo:font-style="italic" style:text-underline-style="none" style:font-style-asian="italic" style:font-style-complex="italic"/>
    </style:style>
    <style:style style:name="T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679875377776" text:id="ct140679875377776">
          <text:deletion>
            <office:change-info>
              <dc:creator>Jim Kueneman</dc:creator>
              <dc:date>2014-11-09T14:56:00</dc:date>
            </office:change-info>
            <text:p text:style-name="P1">Configuration</text:p>
          </text:deletion>
        </text:changed-region>
        <text:changed-region xml:id="ct140679875352752" text:id="ct140679875352752">
          <text:insertion>
            <office:change-info>
              <dc:creator>Jim Kueneman</dc:creator>
              <dc:date>2014-11-09T14:56:00</dc:date>
            </office:change-info>
          </text:insertion>
        </text:changed-region>
        <text:changed-region xml:id="ct140679863772992" text:id="ct140679863772992">
          <text:format-change>
            <office:change-info>
              <dc:creator>D.E. Goodman-Wilson</dc:creator>
              <dc:date>2014-09-19T10:45:00</dc:date>
            </office:change-info>
          </text:format-change>
        </text:changed-region>
        <text:changed-region xml:id="ct140679872727248" text:id="ct140679872727248">
          <text:insertion>
            <office:change-info>
              <dc:creator>Jim Kueneman</dc:creator>
              <dc:date>2014-11-09T14:56:00</dc:date>
            </office:change-info>
          </text:insertion>
        </text:changed-region>
        <text:changed-region xml:id="ct140679880700448" text:id="ct140679880700448">
          <text:deletion>
            <office:change-info>
              <dc:creator>Jim Kueneman</dc:creator>
              <dc:date>2014-11-09T14:57:00</dc:date>
            </office:change-info>
            <text:p text:style-name="P1">CDI</text:p>
          </text:deletion>
        </text:changed-region>
        <text:changed-region xml:id="ct140679880699376" text:id="ct140679880699376">
          <text:insertion>
            <office:change-info>
              <dc:creator>Jim Kueneman</dc:creator>
              <dc:date>2014-11-09T14:57:00</dc:date>
            </office:change-info>
          </text:insertion>
        </text:changed-region>
        <text:changed-region xml:id="ct140679880708192" text:id="ct140679880708192">
          <text:deletion>
            <office:change-info>
              <dc:creator>Jim Kueneman</dc:creator>
              <dc:date>2014-11-09T14:57:00</dc:date>
            </office:change-info>
            <text:p text:style-name="P1">CDI</text:p>
          </text:deletion>
        </text:changed-region>
        <text:changed-region xml:id="ct140679880698944" text:id="ct140679880698944">
          <text:insertion>
            <office:change-info>
              <dc:creator>Jim Kueneman</dc:creator>
              <dc:date>2014-11-09T14:57:00</dc:date>
            </office:change-info>
          </text:insertion>
        </text:changed-region>
        <text:changed-region xml:id="ct140679880711776" text:id="ct140679880711776">
          <text:deletion>
            <office:change-info>
              <dc:creator>Jim Kueneman</dc:creator>
              <dc:date>2014-11-09T14:57:00</dc:date>
            </office:change-info>
            <text:p text:style-name="P1">CDI</text:p>
          </text:deletion>
        </text:changed-region>
        <text:changed-region xml:id="ct140679880708384" text:id="ct140679880708384">
          <text:insertion>
            <office:change-info>
              <dc:creator>Jim Kueneman</dc:creator>
              <dc:date>2014-11-09T14:57:00</dc:date>
            </office:change-info>
          </text:insertion>
        </text:changed-region>
        <text:changed-region xml:id="ct140679880713616" text:id="ct140679880713616">
          <text:deletion>
            <office:change-info>
              <dc:creator>Jim Kueneman</dc:creator>
              <dc:date>2014-11-09T14:57:00</dc:date>
            </office:change-info>
            <text:p text:style-name="P1">CDI</text:p>
          </text:deletion>
        </text:changed-region>
        <text:changed-region xml:id="ct140679880713984" text:id="ct140679880713984">
          <text:insertion>
            <office:change-info>
              <dc:creator>Jim Kueneman</dc:creator>
              <dc:date>2014-11-09T14:57:00</dc:date>
            </office:change-info>
          </text:insertion>
        </text:changed-region>
        <text:changed-region xml:id="ct140679880715280" text:id="ct140679880715280">
          <text:deletion>
            <office:change-info>
              <dc:creator>Jim Kueneman</dc:creator>
              <dc:date>2014-11-09T14:57:00</dc:date>
            </office:change-info>
            <text:p text:style-name="P1">CDI</text:p>
          </text:deletion>
        </text:changed-region>
        <text:changed-region xml:id="ct140679880716560" text:id="ct140679880716560">
          <text:insertion>
            <office:change-info>
              <dc:creator>Jim Kueneman</dc:creator>
              <dc:date>2014-11-09T14:57:00</dc:date>
            </office:change-info>
          </text:insertion>
        </text:changed-region>
        <text:changed-region xml:id="ct140679880717536" text:id="ct140679880717536">
          <text:deletion>
            <office:change-info>
              <dc:creator>Jim Kueneman</dc:creator>
              <dc:date>2014-11-09T14:57:00</dc:date>
            </office:change-info>
            <text:p text:style-name="P1">CDI</text:p>
          </text:deletion>
        </text:changed-region>
        <text:changed-region xml:id="ct140679880718112" text:id="ct140679880718112">
          <text:insertion>
            <office:change-info>
              <dc:creator>Jim Kueneman</dc:creator>
              <dc:date>2014-11-09T14:57:00</dc:date>
            </office:change-info>
          </text:insertion>
        </text:changed-region>
        <text:changed-region xml:id="ct140679880719424" text:id="ct140679880719424">
          <text:deletion>
            <office:change-info>
              <dc:creator>Jim Kueneman</dc:creator>
              <dc:date>2014-11-09T14:57:00</dc:date>
            </office:change-info>
            <text:p text:style-name="P1">CDI</text:p>
          </text:deletion>
        </text:changed-region>
        <text:changed-region xml:id="ct140679880718512" text:id="ct140679880718512">
          <text:insertion>
            <office:change-info>
              <dc:creator>Jim Kueneman</dc:creator>
              <dc:date>2014-11-09T14:57:00</dc:date>
            </office:change-info>
          </text:insertion>
        </text:changed-region>
        <text:changed-region xml:id="ct140679879765216" text:id="ct140679879765216">
          <text:deletion>
            <office:change-info>
              <dc:creator>Jim Kueneman</dc:creator>
              <dc:date>2014-11-09T14:57:00</dc:date>
            </office:change-info>
            <text:p text:style-name="P1">device</text:p>
          </text:deletion>
        </text:changed-region>
        <text:changed-region xml:id="ct140679876139808" text:id="ct140679876139808">
          <text:insertion>
            <office:change-info>
              <dc:creator>Jim Kueneman</dc:creator>
              <dc:date>2014-11-09T14:57:00</dc:date>
            </office:change-info>
          </text:insertion>
        </text:changed-region>
        <text:changed-region xml:id="ct140679880724544" text:id="ct140679880724544">
          <text:deletion>
            <office:change-info>
              <dc:creator>Jim Kueneman</dc:creator>
              <dc:date>2014-11-09T14:57:00</dc:date>
            </office:change-info>
            <text:p text:style-name="Standard">CDI</text:p>
          </text:deletion>
        </text:changed-region>
        <text:changed-region xml:id="ct140679880721680" text:id="ct140679880721680">
          <text:insertion>
            <office:change-info>
              <dc:creator>Jim Kueneman</dc:creator>
              <dc:date>2014-11-09T14:57:00</dc:date>
            </office:change-info>
          </text:insertion>
        </text:changed-region>
        <text:changed-region xml:id="ct140679880723344" text:id="ct140679880723344">
          <text:deletion>
            <office:change-info>
              <dc:creator>Jim Kueneman</dc:creator>
              <dc:date>2014-11-09T14:57:00</dc:date>
            </office:change-info>
            <text:p text:style-name="Standard">CDI</text:p>
          </text:deletion>
        </text:changed-region>
        <text:changed-region xml:id="ct140679880715728" text:id="ct140679880715728">
          <text:insertion>
            <office:change-info>
              <dc:creator>Jim Kueneman</dc:creator>
              <dc:date>2014-11-09T14:57:00</dc:date>
            </office:change-info>
          </text:insertion>
        </text:changed-region>
        <text:changed-region xml:id="ct140679872365504" text:id="ct140679872365504">
          <text:deletion>
            <office:change-info>
              <dc:creator>Jim Kueneman</dc:creator>
              <dc:date>2014-11-09T14:59:00</dc:date>
            </office:change-info>
            <text:p text:style-name="P1"/>
            <text:p text:style-name="P1">2) The primary design constraints are complexity and size in the OpenLCB device providing </text:p>
          </text:deletion>
        </text:changed-region>
        <text:changed-region xml:id="ct140679880726352" text:id="ct140679880726352">
          <text:deletion>
            <office:change-info>
              <dc:creator>Jim Kueneman</dc:creator>
              <dc:date>2014-11-09T14:57:00</dc:date>
            </office:change-info>
            <text:p text:style-name="P1">CDI</text:p>
          </text:deletion>
        </text:changed-region>
        <text:changed-region xml:id="ct140679873020048" text:id="ct140679873020048">
          <text:deletion>
            <office:change-info>
              <dc:creator>Jim Kueneman</dc:creator>
              <dc:date>2014-11-09T14:59:00</dc:date>
            </office:change-info>
            <text:p text:style-name="P1">, and complexity and size in the device consuming the </text:p>
          </text:deletion>
        </text:changed-region>
        <text:changed-region xml:id="ct140679880728704" text:id="ct140679880728704">
          <text:deletion>
            <office:change-info>
              <dc:creator>Jim Kueneman</dc:creator>
              <dc:date>2014-11-09T14:57:00</dc:date>
            </office:change-info>
            <text:p text:style-name="P1">CDI</text:p>
          </text:deletion>
        </text:changed-region>
        <text:changed-region xml:id="ct140679872345504" text:id="ct140679872345504">
          <text:deletion>
            <office:change-info>
              <dc:creator>Jim Kueneman</dc:creator>
              <dc:date>2014-11-09T14:59:00</dc:date>
            </office:change-info>
            <text:p text:style-name="P1">.</text:p>
            <text:p text:style-name="P1"/>
            <text:p text:style-name="P1">2A) Size and complexity in the providing device is the more important constraint. There are more of those devices, they are cost sensitive, and they may not be upgradable once delivered.</text:p>
            <text:p text:style-name="P1"/>
            <text:p text:style-name="P1">2B) Size and complexity in the </text:p>
          </text:deletion>
        </text:changed-region>
        <text:changed-region xml:id="ct140679880731440" text:id="ct140679880731440">
          <text:deletion>
            <office:change-info>
              <dc:creator>Jim Kueneman</dc:creator>
              <dc:date>2014-11-09T14:57:00</dc:date>
            </office:change-info>
            <text:p text:style-name="P1">CDI</text:p>
          </text:deletion>
        </text:changed-region>
        <text:changed-region xml:id="ct140679872390800" text:id="ct140679872390800">
          <text:deletion>
            <office:change-info>
              <dc:creator>Jim Kueneman</dc:creator>
              <dc:date>2014-11-09T14:59:00</dc:date>
            </office:change-info>
            <text:p text:style-name="P1">-consuming device should also be considered. In particular, code complexity is an issue which must be addressed.</text:p>
            <text:p text:style-name="P1"/>
          </text:deletion>
        </text:changed-region>
        <text:changed-region xml:id="ct140679875062400" text:id="ct140679875062400">
          <text:deletion>
            <office:change-info>
              <dc:creator>Jim Kueneman</dc:creator>
              <dc:date>2014-11-09T15:00:00</dc:date>
            </office:change-info>
            <text:p text:style-name="P1"/>
            <text:p text:style-name="P1"/>
          </text:deletion>
        </text:changed-region>
        <text:changed-region xml:id="ct140679871494656" text:id="ct140679871494656">
          <text:deletion>
            <office:change-info>
              <dc:creator>Jim Kueneman</dc:creator>
              <dc:date>2014-11-09T14:59:00</dc:date>
            </office:change-info>
            <text:p text:style-name="P1"/>
            <text:p text:style-name="P1">3) Secondary constraints are testability of the provided information, scalability of the format, and the convenience and availability of a suitable toolchain.</text:p>
            <text:p text:style-name="P1"/>
            <text:p text:style-name="P1"/>
            <text:p text:style-name="P1">4) There is a physical/logical structure to the configuration which the </text:p>
          </text:deletion>
        </text:changed-region>
        <text:changed-region xml:id="ct140679880732304" text:id="ct140679880732304">
          <text:deletion>
            <office:change-info>
              <dc:creator>Jim Kueneman</dc:creator>
              <dc:date>2014-11-09T14:57:00</dc:date>
            </office:change-info>
            <text:p text:style-name="P1">CDI</text:p>
          </text:deletion>
        </text:changed-region>
        <text:changed-region xml:id="ct140679879654336" text:id="ct140679879654336">
          <text:deletion>
            <office:change-info>
              <dc:creator>Jim Kueneman</dc:creator>
              <dc:date>2014-11-09T14:59:00</dc:date>
            </office:change-info>
            <text:p text:style-name="P1"><text:s/>can and should reflect:</text:p>
            <text:p text:style-name="P1"/>
            <text:p text:style-name="P1">4A) The basic OpenLCB unit is a "Node". Nodes provide </text:p>
          </text:deletion>
        </text:changed-region>
        <text:changed-region xml:id="ct140679880734496" text:id="ct140679880734496">
          <text:deletion>
            <office:change-info>
              <dc:creator>Jim Kueneman</dc:creator>
              <dc:date>2014-11-09T14:57:00</dc:date>
            </office:change-info>
            <text:p text:style-name="P1">CDI</text:p>
          </text:deletion>
        </text:changed-region>
        <text:changed-region xml:id="ct140679875615472" text:id="ct140679875615472">
          <text:deletion>
            <office:change-info>
              <dc:creator>Jim Kueneman</dc:creator>
              <dc:date>2014-11-09T14:59:00</dc:date>
            </office:change-info>
            <text:p text:style-name="P1"><text:s/>for their needed configuration information. The protocol for that will be defined elsewhere/elsewhen.</text:p>
          </text:deletion>
        </text:changed-region>
        <text:changed-region xml:id="ct140679879754656" text:id="ct140679879754656">
          <text:deletion>
            <office:change-info>
              <dc:creator>Jim Kueneman</dc:creator>
              <dc:date>2014-11-09T15:00:00</dc:date>
            </office:change-info>
            <text:p text:style-name="P1"/>
            <text:p text:style-name="P1"/>
            <text:p text:style-name="P1">4B) A Node can contain zero or more "Producers". Each Producer is independently configured. There is no ordering between separate Producers, but they can be numbered for ease of reference.</text:p>
            <text:p text:style-name="P1"/>
            <text:p text:style-name="P1">4C) A Node can contain zero or more "Consumers". Each Consumer is independently configured. There is no ordering between separate Consumers, or between individual Consumers and Producers, but they can be numbered for ease of reference.</text:p>
            <text:p text:style-name="P1"/>
            <text:p text:style-name="P1">4D) Each Producer or Consumer can be configured with zero or one Events.</text:p>
            <text:p text:style-name="P1"/>
            <text:p text:style-name="P1">4E) Each Event has an Identifier which uniquely defines it. An event may optionally carry additional data.</text:p>
            <text:p text:style-name="P1"/>
            <text:p text:style-name="P1">4F) To ensure future growth, there is no required "device", "channel" or other grouping within a node. Those may be present in some node types, and </text:p>
          </text:deletion>
        </text:changed-region>
        <text:changed-region xml:id="ct140679880736160" text:id="ct140679880736160">
          <text:deletion>
            <office:change-info>
              <dc:creator>Jim Kueneman</dc:creator>
              <dc:date>2014-11-09T14:57:00</dc:date>
            </office:change-info>
            <text:p text:style-name="P1">CDI</text:p>
          </text:deletion>
        </text:changed-region>
        <text:changed-region xml:id="ct140679875975264" text:id="ct140679875975264">
          <text:deletion>
            <office:change-info>
              <dc:creator>Jim Kueneman</dc:creator>
              <dc:date>2014-11-09T15:00:00</dc:date>
            </office:change-info>
            <text:p text:style-name="P1"><text:s/>must be able to represent them, but may not require any specific organization.</text:p>
          </text:deletion>
        </text:changed-region>
        <text:changed-region xml:id="ct140679876651600" text:id="ct140679876651600">
          <text:insertion>
            <office:change-info>
              <dc:creator>Jim Kueneman</dc:creator>
              <dc:date>2014-11-09T15:01:00</dc:date>
            </office:change-info>
          </text:insertion>
        </text:changed-region>
        <text:changed-region xml:id="ct140679863824768" text:id="ct140679863824768">
          <text:insertion>
            <office:change-info>
              <dc:creator>Jim Kueneman</dc:creator>
              <dc:date>2014-11-09T15:02:00</dc:date>
            </office:change-info>
          </text:insertion>
        </text:changed-region>
        <text:changed-region xml:id="ct140679881106416" text:id="ct140679881106416">
          <text:insertion>
            <office:change-info>
              <dc:creator>Jim Kueneman</dc:creator>
              <dc:date>2014-11-09T15:03:00</dc:date>
            </office:change-info>
          </text:insertion>
        </text:changed-region>
        <text:changed-region xml:id="ct140679879688928" text:id="ct140679879688928">
          <text:insertion>
            <office:change-info>
              <dc:creator>Jim Kueneman</dc:creator>
              <dc:date>2014-11-09T15:00:00</dc:date>
            </office:change-info>
          </text:insertion>
        </text:changed-region>
        <text:changed-region xml:id="ct140679880738736" text:id="ct140679880738736">
          <text:deletion>
            <office:change-info>
              <dc:creator>Jim Kueneman</dc:creator>
              <dc:date>2014-11-09T14:57:00</dc:date>
            </office:change-info>
            <text:p text:style-name="Text_20_body">CDI</text:p>
          </text:deletion>
        </text:changed-region>
        <text:changed-region xml:id="ct140679880739488" text:id="ct140679880739488">
          <text:insertion>
            <office:change-info>
              <dc:creator>Jim Kueneman</dc:creator>
              <dc:date>2014-11-09T14: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P1">"<text:change text:change-id="ct140679875377776"/><text:change-start text:change-id="ct140679875352752"/>Function<text:change-end text:change-id="ct140679875352752"/> description information" in this context refers to <text:change-start text:change-id="ct140679863772992"/><text:span text:style-name="T6">fixed</text:span><text:change-end text:change-id="ct140679863772992"/> information available from an OpenLCB<text:change-start text:change-id="ct140679872727248"/> Train<text:change-end text:change-id="ct140679872727248"/>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text:change text:change-id="ct140679880700448"/><text:change-start text:change-id="ct140679880699376"/><text:span text:style-name="T7">FDI</text:span><text:change-end text:change-id="ct140679880699376"/>, as that is variable information. Similarly, the <text:change text:change-id="ct140679880708192"/><text:change-start text:change-id="ct140679880698944"/><text:span text:style-name="T7">FDI</text:span><text:change-end text:change-id="ct140679880698944"/> cannot contain e.g. a serial number as that would require different <text:change text:change-id="ct140679880711776"/><text:change-start text:change-id="ct140679880708384"/><text:span text:style-name="T7">FDI</text:span><text:change-end text:change-id="ct140679880708384"/> contents in each node of a single type.</text:p>
      <text:p text:style-name="P1"/>
      <text:p text:style-name="P1">Other information may be available via e.g. manuals or the Internet, and there may be pointers to that information in the <text:change text:change-id="ct140679880713616"/><text:change-start text:change-id="ct140679880713984"/><text:span text:style-name="T7">FDI</text:span><text:change-end text:change-id="ct140679880713984"/>, but the format of that information is not under specification here.</text:p>
      <text:p text:style-name="P1"/>
      <text:p text:style-name="P1">A key use for <text:change text:change-id="ct140679880715280"/><text:change-start text:change-id="ct140679880716560"/><text:span text:style-name="T7">FDI</text:span><text:change-end text:change-id="ct140679880716560"/> is to enable a Configuration Tool (CT) to know how to configure the node. The configuration tool will use the <text:change text:change-id="ct140679880717536"/><text:change-start text:change-id="ct140679880718112"/><text:span text:style-name="T7">FDI</text:span><text:change-end text:change-id="ct140679880718112"/> information to render some form of suitable Graphical User Interface to allow the user to easily and intuitively configure all aspects of the node's capabilities. An important design choice was to embed the <text:change text:change-id="ct140679880719424"/><text:change-start text:change-id="ct140679880718512"/><text:span text:style-name="T7">FDI</text:span><text:change-end text:change-id="ct140679880718512"/>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text:change text:change-id="ct140679879765216"/><text:change-start text:change-id="ct140679876139808"/>throttle<text:change-end text:change-id="ct140679876139808"/>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text:change text:change-id="ct140679880724544"/><text:change-start text:change-id="ct140679880721680"/><text:span text:style-name="T8">FDI</text:span><text:change-end text:change-id="ct140679880721680"/>, and one way to retrieve it, but <text:change text:change-id="ct140679880723344"/><text:change-start text:change-id="ct140679880715728"/><text:span text:style-name="T8">FDI</text:span><text:change-end text:change-id="ct140679880715728"/> is independent of that.</text:p>
      <text:p text:style-name="P1">CiA 306 “Electronic data sheet specification” describes the CANopen version of a similar capability.</text:p>
      <text:h text:style-name="Heading_20_1" text:outline-level="1"><text:soft-page-break/>Stuff to be merged into the above</text:h>
      <text:p text:style-name="P15"/>
      <text:h text:style-name="Heading_20_2" text:outline-level="2">Environment of Proposal</text:h>
      <text:h text:style-name="Heading_20_3" text:outline-level="3">Requirements</text:h>
      <text:list xml:id="list4393204485783282744" text:style-name="L1">
        <text:list-item>
          <text:p text:style-name="P20">Nodes must carry enough context that a stand-alone configuration tool can provide a useful human interface without getting any data from an external source, e.g. needing an Internet download to handle a new node type.</text:p>
        </text:list-item>
        <text:list-item>
          <text:p text:style-name="P20">It must be possible to configure a node entirely over the OpenLCB, without physical interactions, e.g. pushing buttons.</text:p>
        </text:list-item>
      </text:list>
      <text:h text:style-name="Heading_20_3" text:outline-level="3">Preferences</text:h>
      <text:list xml:id="list4129709508458589671" text:style-name="L2">
        <text:list-item>
          <text:p text:style-name="P21">Small nodes shouldn't need a lot of processing power, e.g. to compress or decompress data in real time. Memory usage should also be limited, but is a second priority.</text:p>
        </text:list-item>
        <text:list-item>
          <text:p text:style-name="P21">Configuration operations should be state-less and idempotent to simplify software at both ends.</text:p>
        </text:list-item>
        <text:list-item>
          <text:p text:style-name="P21">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P1">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1"/>
      <text:p text:style-name="P1"/>
      <text:p text:style-name="P1"/>
      <text:h text:style-name="Heading_20_2" text:outline-level="2">Proposal</text:h>
      <text:p text:style-name="P1"/>
      <text:h text:style-name="Heading_20_3" text:outline-level="3">Definition</text:h>
      <text:p text:style-name="P1"/>
      <text:p text:style-name="P1"><text:change text:change-id="ct140679872365504"/><text:change text:change-id="ct140679880726352"/><text:change text:change-id="ct140679873020048"/><text:change text:change-id="ct140679880728704"/><text:change text:change-id="ct140679872345504"/><text:change text:change-id="ct140679880731440"/><text:change text:change-id="ct140679872390800"/><text:change text:change-id="ct140679875062400"/><text:change text:change-id="ct140679871494656"/><text:change text:change-id="ct140679880732304"/><text:change text:change-id="ct140679879654336"/><text:change text:change-id="ct140679880734496"/><text:change text:change-id="ct140679875615472"/><text:change text:change-id="ct140679879754656"/><text:change text:change-id="ct140679880736160"/><text:change text:change-id="ct140679875975264"/><text:change-start text:change-id="ct140679876651600"/>Function values are stored in the 0xF9 memory space. "Function Definition Information", similar in intent to Configuration Definition Information (CDI) is stored in XML format in address space 0xFA to provide user-oriented context. That includes:</text:p>
      <text:p text:style-name="P1">Memory layout of the function values, allowing for multiple data types from binary (one and off for lights) through integer values (for e.g. sound intensities) and strings (sign displays?).</text:p>
      <text:p text:style-name="P1">Function naming, so that a throttle can display useful names to the user such as "Bell", "Coupler Clank" and "Master Volume". This includes internationalization of those labels.</text:p>
      <text:p text:style-name="P1">What else needs to be conveyed? "Make this prominent on the throttle"? "Have this there, just a little less prominent"? "Seriously, nobody cares about this option, bury it"?</text:p>
      <text:p text:style-name="P1"><text:soft-page-break/>At present, there are no default values that e.g. associate "Bell" with a particular location or function. These are thought to be too brittle, and there are just too many possibilities to be useful (see the unscientific and incomplete Survey of existing function names).</text:p>
      <text:p text:style-name="P1">Sample function definition XML:</text:p>
      <text:p text:style-name="P1"/>
      <text:p text:style-name="P1"><text:change-end text:change-id="ct140679876651600"/><text:change-start text:change-id="ct140679863824768"/><text:s/>&lt;?xml version='1.0' encoding='UTF-8'?&gt;</text:p>
      <text:p text:style-name="P1"><text:s/>&lt;?xml-stylesheet type='text/xsl' href='xslt/fdi.xsl'?&gt;</text:p>
      <text:p text:style-name="P1"><text:s/>&lt;fdi xmlns:xsi='http://www.w3.org/2001/XMLSchema-instance' xsi:noNamespaceSchemaLocation='http://openlcb.org/trunk/prototypes/xml/schema/fdi.xsd'&gt;</text:p>
      <text:p text:style-name="P1"><text:s text:c="3"/></text:p>
      <text:p text:style-name="P1"><text:s/>&lt;segment origin='0' space='250'&gt;</text:p>
      <text:p text:style-name="P1"><text:s text:c="3"/>&lt;group&gt;</text:p>
      <text:p text:style-name="P1"><text:s text:c="5"/>&lt;name&gt;Lighting Functions&lt;/name&gt;</text:p>
      <text:p text:style-name="P1"><text:s text:c="5"/>&lt;description&gt;Headlights and Markerlights and Runninglights, oh my.&lt;/description&gt;</text:p>
      <text:p text:style-name="P1"><text:s text:c="5"/>&lt;function offset="5" size ="1" kind="binary"&gt;</text:p>
      <text:p text:style-name="P1"><text:s text:c="7"/>&lt;name&gt;Headlights&lt;/name&gt;</text:p>
      <text:p text:style-name="P1"><text:s text:c="7"/>&lt;number&gt;0&lt;/number&gt;</text:p>
      <text:p text:style-name="P1"><text:s text:c="5"/>&lt;/function&gt;</text:p>
      <text:p text:style-name="P1"><text:s text:c="5"/>&lt;function size ="1" &gt;</text:p>
      <text:p text:style-name="P1"><text:s text:c="7"/>&lt;name&gt;Ditch Lights&lt;/name&gt;</text:p>
      <text:p text:style-name="P1"><text:s text:c="7"/>&lt;number&gt;4&lt;/number&gt;</text:p>
      <text:p text:style-name="P1"><text:s text:c="5"/>&lt;/function&gt;</text:p>
      <text:p text:style-name="P1"><text:s text:c="3"/>&lt;/group&gt;</text:p>
      <text:p text:style-name="P1"><text:s text:c="3"/>&lt;group&gt;</text:p>
      <text:p text:style-name="P1"><text:s text:c="5"/>&lt;name&gt;Sound Functions&lt;/name&gt;</text:p>
      <text:p text:style-name="P1"><text:s text:c="5"/>&lt;description&gt;Toot toot!.&lt;/description&gt;</text:p>
      <text:p text:style-name="P1"><text:s text:c="5"/>&lt;function size ="2" kind="analog"&gt;</text:p>
      <text:p text:style-name="P1"><text:s text:c="7"/>&lt;name&gt;Horn&lt;/name&gt;</text:p>
      <text:p text:style-name="P1"><text:s text:c="7"/>&lt;number&gt;8&lt;/number&gt;</text:p>
      <text:p text:style-name="P1"><text:s text:c="5"/>&lt;/function&gt;</text:p>
      <text:p text:style-name="P1"><text:s text:c="3"/>&lt;/group&gt;</text:p>
      <text:p text:style-name="P1"><text:s/>&lt;/segment&gt;</text:p>
      <text:p text:style-name="P1"><text:s/>&lt;/fdi&gt;</text:p>
      <text:p text:style-name="P1"/>
      <text:p text:style-name="P1">The structure is similar to CDI, with named sections that give the general location of the storage. "number" is a hint that can be used to locate the function on a numbered GUI element (e.g. button); "name" is the same if the GUI element can have a readable label.</text:p>
      <text:p text:style-name="P1">"kind" is an enumerated type of (initially) "binary" and "analog". These are done as specific elements in CDI, and perhaps that's a better approach.</text:p>
      <text:p text:style-name="P1"/>
      <text:p text:style-name="P1">A sample implementation of the DCC F0-F28 functions, as described on the Function Control page:</text:p>
      <text:p text:style-name="P1"/>
      <text:p text:style-name="P1"><text:change-end text:change-id="ct140679863824768"/><text:change-start text:change-id="ct140679881106416"/>&lt;?xml version='1.0' encoding='UTF-8'?&gt;</text:p>
      <text:p text:style-name="P1">&lt;?xml-stylesheet type='text/xsl' href='xslt/fdi.xsl'?&gt;</text:p>
      <text:p text:style-name="P1">&lt;fdi xmlns:xsi='http://www.w3.org/2001/XMLSchema-instance' xsi:noNamespaceSchemaLocation='http://openlcb.org/trunk/prototypes/xml/schema/fdi.xsd'&gt;</text:p>
      <text:p text:style-name="P1"><text:soft-page-break/>&lt;segment origin='0' space='250'&gt;</text:p>
      <text:p text:style-name="P1"><text:s text:c="2"/>&lt;group&gt;</text:p>
      <text:p text:style-name="P1"><text:s text:c="4"/>&lt;name&gt;F0-F28&lt;/name&gt;</text:p>
      <text:p text:style-name="P1"><text:s text:c="4"/>&lt;description&gt;Standard DCC functions&lt;/description&gt;</text:p>
      <text:p text:style-name="P1"><text:s text:c="4"/>&lt;function size="1" kind="binary"&gt;</text:p>
      <text:p text:style-name="P1"><text:s text:c="6"/>&lt;name&gt;Headlight&lt;/name&gt;</text:p>
      <text:p text:style-name="P1"><text:s text:c="6"/>&lt;number&gt;0&lt;/number&gt;</text:p>
      <text:p text:style-name="P1"><text:s text:c="4"/>&lt;/function&gt;</text:p>
      <text:p text:style-name="P1"><text:s text:c="4"/>&lt;function size="1"&gt;</text:p>
      <text:p text:style-name="P1"><text:s text:c="6"/>&lt;number&gt;1&lt;/number&gt;</text:p>
      <text:p text:style-name="P1"><text:s text:c="4"/>&lt;/function&gt;</text:p>
      <text:p text:style-name="P1"><text:s text:c="4"/>...</text:p>
      <text:p text:style-name="P1"><text:s text:c="4"/>&lt;function size="1"&gt;</text:p>
      <text:p text:style-name="P1"><text:s text:c="6"/>&lt;number&gt;28&lt;/number&gt;</text:p>
      <text:p text:style-name="P1"><text:s text:c="4"/>&lt;/function&gt;</text:p>
      <text:p text:style-name="P1"><text:s text:c="2"/>&lt;/group&gt;</text:p>
      <text:p text:style-name="P1">&lt;/segment&gt;</text:p>
      <text:p text:style-name="P1">&lt;/fdi&gt;<text:change-end text:change-id="ct140679881106416"/></text:p>
      <text:p text:style-name="P1"/>
      <text:h text:style-name="Heading_20_3" text:outline-level="3">Storage</text:h>
      <text:p text:style-name="P1"><text:change-start text:change-id="ct140679879688928"/></text:p>
      <text:p text:style-name="P23">THIS IS COPIED FROM THE CDI CURRENTLY, THIS NEEDS TO BE UPDATED TO BE FDI SPECIFIC..........</text:p>
      <text:p text:style-name="P1"/>
      <text:p text:style-name="P1"><text:change-end text:change-id="ct140679879688928"/>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
      <text:p text:style-name="P1">A "Map" provides a set of named descriptive values. It contains:</text:p>
      <text:p text:style-name="P1"/>
      <text:p text:style-name="P11">Name: Optional String, if present required to be unique within enclosing group or node</text:p>
      <text:p text:style-name="P11">Description: Optional String</text:p>
      <text:p text:style-name="P11">1 or more "Key", "Value" pairs. Each element of the pair can be of any supported type, depending only on how it is to be used.</text:p>
      <text:p text:style-name="P1">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p text:style-name="P1"><text:soft-page-break/>Manufacturer: String</text:p>
      <text:p text:style-name="P1">Descriptive Map: May contain “Model”, “Version”, “URL” and “Description” keys, along with any others desired.</text:p>
      <text:p text:style-name="P1"/>
      <text:p text:style-name="P1">Model: If present, the human-readable model name the manufacturer gives to this node.</text:p>
      <text:p text:style-name="P1">Version: If present, the human-readable version string for the current board.</text:p>
      <text:p text:style-name="P1">Description: Optional String</text:p>
      <text:p text:style-name="P1">URL: If present, a URL for more information. No specific content is expected at the URL; If desired, that can be dealt with in a different specification.</text:p>
      <text:p text:style-name="P1"/>
      <text:p text:style-name="P1">Any other information desired can be added via additional keys.</text:p>
      <text:p text:style-name="P1"/>
      <text:p text:style-name="P1">III) Within the node is zero or more "groups". Each group contains:</text:p>
      <text:p text:style-name="P1"/>
      <text:p text:style-name="P1">Name: String, required to be unique within enclosing group or node</text:p>
      <text:p text:style-name="P1">Descriptive Map: Map of documentation information; the “Description” key is the basic item.</text:p>
      <text:p text:style-name="P1">Replication count: Integer &gt;= 1 (number of times this group is replicated within the parent item)</text:p>
      <text:p text:style-name="P1"/>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Individual groups within replicated groups are numbered from 1 to the replication count. If more than one replicated group is present, the numbering for each starts again with 1.</text:p>
      <text:p text:style-name="P1"/>
      <text:p text:style-name="P1">Groups may contain one or more inner groups, with the same representation. This may continue to any desired level.</text:p>
      <text:p text:style-name="P1"/>
      <text:p text:style-name="P1">IV) Groups may contain "variable", "producer" and/or "consumer" descriptions.</text:p>
      <text:p text:style-name="P1"/>
      <text:p text:style-name="P1">IV-a) A "variable" description contains:</text:p>
      <text:p text:style-name="P1"/>
      <text:p text:style-name="P1">Name: String, required to be unique within enclosing group or node</text:p>
      <text:p text:style-name="P1">Type: Exactly one of "boolean", "digit" (an unsigned binary-coded-decimal value), "signed" (a binary value with a sign), "unsigned" (a binary value without a sign), "string" (a UTF-8 string, not-null terminated), or "blob" (arbitrary byte vector).</text:p>
      <text:p text:style-name="P1">Max: Integer - For string and blob variables, the maximum number of bytes that can be stored. For digit, signed and unsigned types, the maximum value allowed.</text:p>
      <text:p text:style-name="P1">Min: Integer - For digit, signed and unsigned values, the minimum value allowed.</text:p>
      <text:p text:style-name="P1">Description: Optional String</text:p>
      <text:p text:style-name="P1">Default: value of this Type, required</text:p>
      <text:p text:style-name="P1">Offset: Optional integer offset with in the configuration address space for this item; if not present, data is laid out by length in depth-first order.</text:p>
      <text:p text:style-name="P1"/>
      <text:p text:style-name="P1"><text:soft-page-break/>A variable may contain zero or one map descriptions. If present, the map represents a mapping between possible values (the "Key"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1"/>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text:soft-page-break/>We need to pick <text:span text:style-name="T5">one</text:span> format for a lingua franca.</text:p>
      <text:h text:style-name="Heading_20_2" text:outline-level="2">Example</text:h>
      <text:p text:style-name="P1">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
      <text:p text:style-name="P1">Manufacturer (String): Digitrax</text:p>
      <text:p text:style-name="P1">Model (String): DS54</text:p>
      <text:p text:style-name="P1">Version (String): 2.33</text:p>
      <text:p text:style-name="P1">Description (Optional String): For more information, see http://digitrax.com/asdf/123</text:p>
      <text:p text:style-name="P1"/>
      <text:p text:style-name="P1">Group start:</text:p>
      <text:p text:style-name="P1">Name (String): Decoder</text:p>
      <text:p text:style-name="P1">Description (Optional String): These variables describe the entire board</text:p>
      <text:p text:style-name="P1">Replication count (integer): 1</text:p>
      <text:p text:style-name="P1"/>
      <text:p text:style-name="P11">Variable:</text:p>
      <text:p text:style-name="P11">Name: Address</text:p>
      <text:p text:style-name="P11">Type: Integer</text:p>
      <text:p text:style-name="P11">Max: 2044</text:p>
      <text:p text:style-name="P11">Min: 0</text:p>
      <text:p text:style-name="P11">Description: This is the board address, in DCC space originally</text:p>
      <text:p text:style-name="P11"/>
      <text:p text:style-name="P1"/>
      <text:p text:style-name="P11">Group start: (Note this is nested in "Decoder")</text:p>
      <text:p text:style-name="P11">Name (String): Channel</text:p>
      <text:p text:style-name="P11">Description (Optional String): Each Channel is one pair of output wires and contains two inputs</text:p>
      <text:p text:style-name="P11">Replication count (integer): 4</text:p>
      <text:p text:style-name="P12"/>
      <text:p text:style-name="P13">Group start: (Note this is nested in "Channel")</text:p>
      <text:p text:style-name="P13">Name (String): Input</text:p>
      <text:p text:style-name="P13">Description (Optional String): Each Channel has two inputs, called "Switch" and "Aux"</text:p>
      <text:p text:style-name="P13">Replication count (integer): 2</text:p>
      <text:p text:style-name="P13"/>
      <text:p text:style-name="P13">Producer start:</text:p>
      <text:p text:style-name="P13">Name: Switch Input Active</text:p>
      <text:p text:style-name="P13">Description: Driven by the 1st input wire for this channel. The variables control ....</text:p>
      <text:p text:style-name="P13"/>
      <text:p text:style-name="P12">Variable:</text:p>
      <text:p text:style-name="P12"><text:soft-page-break/>Name: Input Type</text:p>
      <text:p text:style-name="P12">Type: Integer</text:p>
      <text:p text:style-name="P12">Max: 10</text:p>
      <text:p text:style-name="P12">Min: 0</text:p>
      <text:p text:style-name="P12">Default: 0</text:p>
      <text:p text:style-name="P12">Description: Specify the type of signal expected on this input</text:p>
      <text:p text:style-name="P12">Map:</text:p>
      <text:p text:style-name="P12">Name: Values</text:p>
      <text:p text:style-name="P12">"0", "positive edge"</text:p>
      <text:p text:style-name="P12">"1", "negative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3">Producer start:</text:p>
      <text:p text:style-name="P13">Name: Aux Input Active</text:p>
      <text:p text:style-name="P13">Description: Driven by the 2nd input wire for this channel. The variables control ....</text:p>
      <text:p text:style-name="P13"/>
      <text:p text:style-name="P12">Variable:</text:p>
      <text:p text:style-name="P12">Name: Input Type</text:p>
      <text:p text:style-name="P12">Type: Integer</text:p>
      <text:p text:style-name="P12">Max: 10</text:p>
      <text:p text:style-name="P12">Min: 0</text:p>
      <text:p text:style-name="P12">Default: 0</text:p>
      <text:p text:style-name="P12">Description: Specify the type of signal expected on this input</text:p>
      <text:p text:style-name="P12">Map:</text:p>
      <text:p text:style-name="P12">Name: Values</text:p>
      <text:p text:style-name="P12">"0", "positive edge"</text:p>
      <text:p text:style-name="P12"><text:soft-page-break/>"1", "neither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
      <text:p text:style-name="P11">Group end: (This is the end of the input group)</text:p>
      <text:p text:style-name="P1"/>
      <text:p text:style-name="P11">Variable:</text:p>
      <text:p text:style-name="P11">Name: Output Type</text:p>
      <text:p text:style-name="P11">Type: Integer</text:p>
      <text:p text:style-name="P11">Max: 40</text:p>
      <text:p text:style-name="P11">Min: 0</text:p>
      <text:p text:style-name="P11">Default: 0</text:p>
      <text:p text:style-name="P11">Description: Determines what the output leads do in response to events ....</text:p>
      <text:p text:style-name="P11"/>
      <text:p text:style-name="P11">Consumer start:</text:p>
      <text:p text:style-name="P11">Name: Turnout Active Thrown</text:p>
      <text:p text:style-name="P11">Description: Set the thrown output lead active and closed lead inactive.</text:p>
      <text:p text:style-name="P11">Consumer end:</text:p>
      <text:p text:style-name="P11"/>
      <text:p text:style-name="P11">Consumer start:</text:p>
      <text:p text:style-name="P11">Name: Turnout Active Closed</text:p>
      <text:p text:style-name="P11">Description: Set the closed output lead active and thrown lead inactive.</text:p>
      <text:p text:style-name="P11">Consumer end:</text:p>
      <text:p text:style-name="P11"/>
      <text:p text:style-name="P11">Consumer start:</text:p>
      <text:p text:style-name="P11">Name: Turnout Active Both</text:p>
      <text:p text:style-name="P11">Description: Sets both output leads active.</text:p>
      <text:p text:style-name="P11"><text:soft-page-break/>Consumer end:</text:p>
      <text:p text:style-name="P11"/>
      <text:p text:style-name="P11">Consumer start:</text:p>
      <text:p text:style-name="P11">Name: Turnout Inactive</text:p>
      <text:p text:style-name="P11">Description: Sets both output leads inactive.</text:p>
      <text:p text:style-name="P11">Consumer end:</text:p>
      <text:p text:style-name="P11"/>
      <text:p text:style-name="P11">Group end: (This is end of the "Channel" group)</text:p>
      <text:p text:style-name="P1"/>
      <text:p text:style-name="P1">Group end: (This is end of the "Decoder" group)</text:p>
      <text:p text:style-name="P1"/>
      <text:p text:style-name="P1"/>
      <text:p text:style-name="P1">Some thoughts based on putting this example together:</text:p>
      <text:p text:style-name="P1"/>
      <text:p text:style-name="P1">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ext:soft-page-break/>to be able to use the <text:change text:change-id="ct140679880738736"/><text:change-start text:change-id="ct140679880739488"/><text:span text:style-name="T7">FDI</text:span><text:change-end text:change-id="ct140679880739488"/>!)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7"><text:s/>2.1 Introduction<text:tab/>1</text:p>
          <text:p text:style-name="P17"><text:s/>2.2 Intended Use<text:tab/>1</text:p>
          <text:p text:style-name="P17"><text:s/>2.3 Reference and Context<text:tab/>1</text:p>
          <text:p text:style-name="P16"><text:s/>3 Stuff to be merged into the above<text:tab/>2</text:p>
          <text:p text:style-name="P17"><text:s/>3.1 Environment of Proposal<text:tab/>2</text:p>
          <text:p text:style-name="P18"><text:s/>3.1.1 Requirements<text:tab/>2</text:p>
          <text:p text:style-name="P18"><text:s/>3.1.2 Preferences<text:tab/>2</text:p>
          <text:p text:style-name="P18">Design Points<text:tab/>2</text:p>
          <text:p text:style-name="P17"><text:s/>3.2 Proposal<text:tab/>2</text:p>
          <text:p text:style-name="P18"><text:s/>3.2.1 Definition<text:tab/>2</text:p>
          <text:p text:style-name="P18"><text:s/>3.2.2 Storage<text:tab/>3</text:p>
          <text:p text:style-name="P18"><text:s/>3.2.3 Serialization<text:tab/>5</text:p>
          <text:p text:style-name="P17"><text:s/>3.3 Example<text:tab/>6</text:p>
          <text:p text:style-name="P17"><text:s/>3.4 Implementation Notes<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4-11-09T15:22:42">Nov 9, 2014</text:date></text:span></text:span></text:p>
      </style:footer>
    </style:master-page>
    <style:master-page style:name="First_20_Page" style:display-name="First Page" style:page-layout-name="Mpm2" style:next-style-name="Standard">
      <style:header>
        <text:tracked-changes>
          <text:changed-region xml:id="ct140679870281600" text:id="ct140679870281600">
            <text:deletion>
              <office:change-info>
                <dc:creator>Jim Kueneman</dc:creator>
                <dc:date>2014-11-09T14:56:00</dc:date>
              </office:change-info>
              <text:p text:style-name="MP7">Configuration</text:p>
            </text:deletion>
          </text:changed-region>
          <text:changed-region xml:id="ct140679870282208" text:id="ct140679870282208">
            <text:insertion>
              <office:change-info>
                <dc:creator>Jim Kueneman</dc:creator>
                <dc:date>2014-11-09T14:56: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679870281600"/><text:change-start text:change-id="ct140679870282208"/>Function<text:change-end text:change-id="ct140679870282208"/>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1-09T15:22:42">Nov 9,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4-11-09T15:22:42">Nov 9,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76</meta:editing-cycles>
    <meta:editing-duration>PT13H2M46S</meta:editing-duration>
    <meta:generator>OpenOffice/4.1.1$Unix OpenOffice.org_project/411m6$Build-9775</meta:generator>
    <dc:date>2014-11-09T15:22:42</dc:date>
    <dc:creator>Jim Kueneman</dc:creator>
    <meta:document-statistic meta:table-count="1" meta:image-count="1" meta:object-count="0" meta:page-count="11" meta:paragraph-count="334" meta:word-count="3132" meta:character-count="20526"/>
    <meta:user-defined meta:name="Info 1"/>
    <meta:user-defined meta:name="Info 2"/>
    <meta:user-defined meta:name="Info 3"/>
    <meta:user-defined meta:name="Info 4"/>
  </office:meta>
</office:document-meta>
</file>